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8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opacity="50%" draw:opacity="50%" draw:textarea-horizontal-align="justify" draw:textarea-vertical-align="middle" draw:auto-grow-height="false" draw:shadow-opacity="50%"/>
    </style:style>
    <style:style style:name="gr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svg:stroke-opacity="50%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color="#999999"/>
    </style:style>
    <style:style style:name="P5" style:family="paragraph">
      <style:paragraph-properties fo:text-align="center"/>
      <style:text-properties fo:color="#999999"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999999" fo:font-size="22pt" style:font-size-asian="22pt" style:font-size-complex="22pt"/>
    </style:style>
    <style:style style:name="T3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815cm" svg:height="1.723cm" svg:x="5.076cm" svg:y="2.923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815cm" svg:height="1.723cm" svg:x="7.323cm" svg:y="6.55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815cm" svg:height="1.723cm" svg:x="3.161cm" svg:y="6.508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3.426cm" svg:y1="6.76cm" svg:x2="5.076cm" svg:y2="3.785cm" draw:start-shape="id1" draw:start-glue-point="5" draw:end-shape="id2" draw:end-glue-point="6" svg:d="M3426 6760c0-1984 550-2975 1650-2975" svg:viewBox="0 0 1651 2976">
          <text:p/>
        </draw:connector>
        <draw:connector draw:style-name="gr2" draw:text-style-name="P1" draw:layer="layout" draw:type="curve" svg:x1="6.891cm" svg:y1="3.785cm" svg:x2="8.231cm" svg:y2="6.553cm" draw:start-shape="id2" draw:start-glue-point="10" draw:end-shape="id3" draw:end-glue-point="4" svg:d="M6891 3785c894 0 1340 922 1340 2768" svg:viewBox="0 0 1341 2769">
          <text:p/>
        </draw:connector>
        <draw:connector draw:style-name="gr2" draw:text-style-name="P1" draw:layer="layout" draw:type="curve" svg:x1="8.231cm" svg:y1="8.276cm" svg:x2="4.069cm" svg:y2="8.231cm" draw:start-shape="id3" draw:start-glue-point="8" draw:end-shape="id1" draw:end-glue-point="8" svg:d="M8231 8276c0 751-4162 774-4162-45" svg:viewBox="0 0 4163 612">
          <text:p/>
        </draw:connector>
        <draw:frame draw:style-name="gr3" draw:layer="layout" svg:width="14.952cm" svg:height="1.138cm" svg:x="12.275cm" svg:y="2.038cm">
          <draw:text-box>
            <text:p><text:span text:style-name="T1">R(A, A) = 0 <text:s text:c="2"/>R(B, B) = 0 <text:s text:c="2"/>R(C, C) = 0 </text:span><text:s/></text:p>
          </draw:text-box>
        </draw:frame>
        <draw:frame draw:style-name="gr3" draw:text-style-name="P3" draw:layer="layout" svg:width="11.537cm" svg:height="1.138cm" svg:x="12.276cm" svg:y="3.738cm">
          <draw:text-box>
            <text:p><text:span text:style-name="T1">R(A, B) = 1 <text:s text:c="2"/>R(B, A) = -1 <text:s/></text:span></text:p>
          </draw:text-box>
        </draw:frame>
        <draw:frame draw:style-name="gr3" draw:layer="layout" svg:width="11.537cm" svg:height="1.138cm" svg:x="12.277cm" svg:y="5.438cm">
          <draw:text-box>
            <text:p><text:span text:style-name="T1">R(B, C) = 1 <text:s text:c="2"/>R(C, B) = -1 </text:span><text:s/></text:p>
          </draw:text-box>
        </draw:frame>
        <draw:frame draw:style-name="gr3" draw:layer="layout" svg:width="11.537cm" svg:height="1.138cm" svg:x="12.278cm" svg:y="7.238cm">
          <draw:text-box>
            <text:p><text:span text:style-name="T1">R(C, A) = 1 <text:s text:c="2"/>R(A, C) = -1</text:span> <text:s/></text:p>
          </draw:text-box>
        </draw:frame>
        <draw:custom-shape draw:style-name="gr1" draw:text-style-name="P2" xml:id="id4" draw:id="id4" draw:layer="layout" svg:width="1.815cm" svg:height="1.723cm" svg:x="8.576cm" svg:y="15.644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815cm" svg:height="1.723cm" svg:x="12.076cm" svg:y="15.644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815cm" svg:height="1.723cm" svg:x="15.676cm" svg:y="15.644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815cm" svg:height="1.723cm" svg:x="19.276cm" svg:y="15.644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0.391cm" svg:y1="16.506cm" svg:x2="12.076cm" svg:y2="16.506cm" draw:start-shape="id4" draw:start-glue-point="10" draw:end-shape="id5" draw:end-glue-point="6" svg:d="M10391 16506h1685" svg:viewBox="0 0 1686 1">
          <text:p text:style-name="P1">1</text:p>
          <text:p text:style-name="P1"/>
        </draw:connector>
        <draw:connector draw:style-name="gr4" draw:text-style-name="P1" draw:layer="layout" draw:type="line" svg:x1="13.891cm" svg:y1="16.506cm" svg:x2="15.676cm" svg:y2="16.506cm" draw:start-shape="id5" draw:start-glue-point="10" draw:end-shape="id6" draw:end-glue-point="6" svg:d="M13891 16506h1785" svg:viewBox="0 0 1786 1">
          <text:p text:style-name="P1">1</text:p>
          <text:p text:style-name="P1"/>
        </draw:connector>
        <draw:connector draw:style-name="gr4" draw:text-style-name="P1" draw:layer="layout" draw:type="line" svg:x1="17.491cm" svg:y1="16.506cm" svg:x2="19.276cm" svg:y2="16.506cm" draw:start-shape="id6" draw:start-glue-point="10" draw:end-shape="id7" draw:end-glue-point="6" svg:d="M17491 16506h1785" svg:viewBox="0 0 1786 1">
          <text:p text:style-name="P1">1</text:p>
          <text:p text:style-name="P1"/>
        </draw:connector>
        <draw:connector draw:style-name="gr4" draw:text-style-name="P1" draw:layer="layout" draw:type="curve" draw:line-skew="1.072cm" svg:x1="9.484cm" svg:y1="17.367cm" svg:x2="23.784cm" svg:y2="17.367cm" draw:start-shape="id4" draw:start-glue-point="8" draw:end-shape="id8" draw:end-glue-point="8" svg:d="M9484 17367c0 2359 14300 2359 14300 0" svg:viewBox="0 0 14301 1770">
          <text:p text:style-name="P1"/>
          <text:p text:style-name="P1">1 + 1 + 1 + 1 = 1 (mod 3)</text:p>
        </draw:connector>
        <draw:custom-shape draw:style-name="gr1" draw:text-style-name="P2" xml:id="id8" draw:id="id8" draw:layer="layout" svg:width="1.815cm" svg:height="1.723cm" svg:x="22.876cm" svg:y="15.644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21.091cm" svg:y1="16.506cm" svg:x2="22.876cm" svg:y2="16.506cm" draw:start-shape="id7" draw:start-glue-point="10" draw:end-shape="id8" draw:end-glue-point="6" svg:d="M21091 16506h1785" svg:viewBox="0 0 1786 1">
          <text:p text:style-name="P1">1</text:p>
          <text:p text:style-name="P1"/>
        </draw:connector>
        <draw:custom-shape draw:style-name="gr5" draw:text-style-name="P5" xml:id="id9" draw:id="id9" draw:layer="layout" svg:width="1.815cm" svg:height="1.723cm" svg:x="8.576cm" svg:y="11.046cm">
          <text:p text:style-name="P4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0" draw:id="id10" draw:layer="layout" svg:width="1.815cm" svg:height="1.723cm" svg:x="12.076cm" svg:y="11.046cm">
          <text:p text:style-name="P4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1" draw:id="id11" draw:layer="layout" svg:width="1.815cm" svg:height="1.723cm" svg:x="15.676cm" svg:y="11.046cm">
          <text:p text:style-name="P4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2" draw:id="id12" draw:layer="layout" svg:width="1.815cm" svg:height="1.723cm" svg:x="19.276cm" svg:y="11.046cm">
          <text:p text:style-name="P4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0.391cm" svg:y1="11.908cm" svg:x2="12.076cm" svg:y2="11.908cm" draw:start-shape="id9" draw:start-glue-point="10" draw:end-shape="id10" draw:end-glue-point="6" svg:d="M10391 11908h1685" svg:viewBox="0 0 1686 1">
          <text:p text:style-name="P1"><text:span text:style-name="T3">1</text:span></text:p>
          <text:p text:style-name="P1"/>
        </draw:connector>
        <draw:connector draw:style-name="gr7" draw:text-style-name="P1" draw:layer="layout" draw:type="line" svg:x1="13.891cm" svg:y1="11.908cm" svg:x2="15.676cm" svg:y2="11.908cm" draw:start-shape="id10" draw:start-glue-point="10" draw:end-shape="id11" draw:end-glue-point="6" svg:d="M13891 11908h1785" svg:viewBox="0 0 1786 1">
          <text:p text:style-name="P1"><text:span text:style-name="T3">-1</text:span></text:p>
          <text:p text:style-name="P1"/>
        </draw:connector>
        <draw:connector draw:style-name="gr7" draw:text-style-name="P1" draw:layer="layout" draw:type="line" svg:x1="17.491cm" svg:y1="11.908cm" svg:x2="19.276cm" svg:y2="11.908cm" draw:start-shape="id11" draw:start-glue-point="10" draw:end-shape="id12" draw:end-glue-point="6" svg:d="M17491 11908h1785" svg:viewBox="0 0 1786 1">
          <text:p text:style-name="P1"><text:span text:style-name="T3">-1</text:span></text:p>
          <text:p text:style-name="P1"/>
        </draw:connector>
        <draw:connector draw:style-name="gr6" draw:text-style-name="P1" draw:layer="layout" draw:type="curve" draw:line-skew="1.224cm" svg:x1="9.484cm" svg:y1="12.769cm" svg:x2="20.184cm" svg:y2="12.769cm" draw:start-shape="id9" draw:start-glue-point="8" draw:end-shape="id12" draw:end-glue-point="8" svg:d="M9484 12769c0 2587 10700 2587 10700 0" svg:viewBox="0 0 10701 1941">
          <text:p text:style-name="P1"/>
          <text:p text:style-name="P1"><text:span text:style-name="T3">1 - 1 - 1 = -1 = 2 (mod 3)</text:span></text:p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9-01T13:18:40.502854276</dc:date>
    <dc:creator>elucterio </dc:creator>
    <meta:editing-duration>PT22M13S</meta:editing-duration>
    <meta:editing-cycles>7</meta:editing-cycles>
    <meta:generator>LibreOffice/4.2.8.2$Linux_X86_64 LibreOffice_project/420m0$Build-2</meta:generator>
    <meta:document-statistic meta:object-count="28"/>
  </office:meta>
</office:document-meta>
</file>